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27a0" officeooo:paragraph-rsid="001927a0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927a0" officeooo:paragraph-rsid="001adfa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adfa9" officeooo:paragraph-rsid="001adfa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565e7" officeooo:paragraph-rsid="002565e7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1c9874" officeooo:paragraph-rsid="001c987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36e79" officeooo:paragraph-rsid="00236e7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c9874" officeooo:paragraph-rsid="001c987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217d3e" officeooo:paragraph-rsid="00217d3e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82457" officeooo:paragraph-rsid="00282457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2c83f5" officeooo:paragraph-rsid="002c83f5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3b967b" officeooo:paragraph-rsid="003b967b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1dbf99" officeooo:paragraph-rsid="001dbf99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officeooo:rsid="001dbf99" officeooo:paragraph-rsid="0047a81c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bold" officeooo:rsid="001e402b" officeooo:paragraph-rsid="001e402b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1e402b" officeooo:paragraph-rsid="001fb078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1fb078" officeooo:paragraph-rsid="001fb078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217d3e" officeooo:paragraph-rsid="00217d3e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none" fo:font-weight="bold" officeooo:rsid="00282457" officeooo:paragraph-rsid="00282457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style:text-underline-style="none" fo:font-weight="bold" officeooo:rsid="0029e432" officeooo:paragraph-rsid="0029e432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style:text-underline-style="none" fo:font-weight="bold" officeooo:rsid="002c83f5" officeooo:paragraph-rsid="002c83f5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style:text-underline-style="none" fo:font-weight="bold" officeooo:rsid="002db191" officeooo:paragraph-rsid="002db191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style:text-underline-style="none" fo:font-weight="bold" officeooo:rsid="003b967b" officeooo:paragraph-rsid="003b967b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style:text-underline-style="none" fo:font-weight="bold" officeooo:rsid="00425a4b" officeooo:paragraph-rsid="00425a4b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text-underline-style="none" fo:font-weight="bold" officeooo:rsid="0047a81c" officeooo:paragraph-rsid="0047a81c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none" fo:font-weight="bold" officeooo:rsid="0047a81c" officeooo:paragraph-rsid="0048b5cc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none" fo:font-weight="bold" officeooo:rsid="0048b5cc" officeooo:paragraph-rsid="0048b5cc" style:font-size-asian="14pt" style:font-weight-asian="bold" style:font-size-complex="14pt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officeooo:rsid="001fb078" officeooo:paragraph-rsid="001fb078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fo:font-weight="bold" officeooo:rsid="001c9874" officeooo:paragraph-rsid="001c987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style:text-underline-style="none" fo:font-weight="bold" officeooo:rsid="001fb078" officeooo:paragraph-rsid="001fb07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style:text-underline-style="none" fo:font-weight="bold" officeooo:rsid="001e402b" officeooo:paragraph-rsid="001e402b" style:font-size-asian="14pt" style:font-weight-asian="bold" style:font-size-complex="14pt" style:font-weight-complex="bold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style:text-underline-style="none" fo:font-weight="bold" officeooo:rsid="0029e432" officeooo:paragraph-rsid="0029e43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style:text-underline-style="none" fo:font-weight="bold" officeooo:rsid="002db191" officeooo:paragraph-rsid="002db191" style:font-size-asian="14pt" style:font-weight-asian="bold" style:font-size-complex="14pt" style:font-weight-complex="bold"/>
    </style:style>
    <style:style style:name="P33" style:family="paragraph" style:parent-style-name="Standard" style:list-style-name="L1">
      <style:text-properties fo:font-size="14pt" fo:font-weight="bold" officeooo:rsid="001927a0" officeooo:paragraph-rsid="001927a0" style:font-size-asian="14pt" style:font-weight-asian="bold" style:font-size-complex="14pt" style:font-weight-complex="bold"/>
    </style:style>
    <style:style style:name="P34" style:family="paragraph" style:parent-style-name="Standard" style:list-style-name="L1">
      <style:text-properties fo:font-size="14pt" fo:font-weight="bold" officeooo:rsid="001927a0" officeooo:paragraph-rsid="001c9874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text-properties fo:font-size="14pt" fo:font-weight="bold" officeooo:rsid="001c9874" officeooo:paragraph-rsid="001c9874" style:font-size-asian="14pt" style:font-weight-asian="bold" style:font-size-complex="14pt" style:font-weight-complex="bold"/>
    </style:style>
    <style:style style:name="P36" style:family="paragraph" style:parent-style-name="Standard" style:list-style-name="L2">
      <style:text-properties fo:font-size="14pt" fo:font-weight="bold" officeooo:rsid="001c9874" officeooo:paragraph-rsid="001c9874" style:font-size-asian="14pt" style:font-weight-asian="bold" style:font-size-complex="14pt" style:font-weight-complex="bold"/>
    </style:style>
    <style:style style:name="P37" style:family="paragraph" style:parent-style-name="Standard" style:list-style-name="L3">
      <style:text-properties fo:font-size="14pt" fo:font-weight="bold" officeooo:rsid="001c9874" officeooo:paragraph-rsid="001c9874" style:font-size-asian="14pt" style:font-weight-asian="bold" style:font-size-complex="14pt" style:font-weight-complex="bold"/>
    </style:style>
    <style:style style:name="P38" style:family="paragraph" style:parent-style-name="Standard" style:list-style-name="L4">
      <style:text-properties fo:font-size="14pt" style:text-underline-style="none" fo:font-weight="bold" officeooo:rsid="001dbf99" officeooo:paragraph-rsid="001dbf99" style:font-size-asian="14pt" style:font-weight-asian="bold" style:font-size-complex="14pt" style:font-weight-complex="bold"/>
    </style:style>
    <style:style style:name="P39" style:family="paragraph" style:parent-style-name="Standard" style:list-style-name="L5">
      <style:text-properties fo:font-size="14pt" style:text-underline-style="none" fo:font-weight="bold" officeooo:rsid="001e402b" officeooo:paragraph-rsid="001e402b" style:font-size-asian="14pt" style:font-weight-asian="bold" style:font-size-complex="14pt" style:font-weight-complex="bold"/>
    </style:style>
    <style:style style:name="P40" style:family="paragraph" style:parent-style-name="Standard" style:list-style-name="L5">
      <style:text-properties fo:font-size="14pt" style:text-underline-style="none" fo:font-weight="bold" officeooo:rsid="001fb078" officeooo:paragraph-rsid="001fb078" style:font-size-asian="14pt" style:font-weight-asian="bold" style:font-size-complex="14pt" style:font-weight-complex="bold"/>
    </style:style>
    <style:style style:name="P41" style:family="paragraph" style:parent-style-name="Standard" style:list-style-name="L6">
      <style:text-properties fo:font-size="14pt" style:text-underline-style="none" fo:font-weight="bold" officeooo:rsid="001fb078" officeooo:paragraph-rsid="001fb078" style:font-size-asian="14pt" style:font-weight-asian="bold" style:font-size-complex="14pt" style:font-weight-complex="bold"/>
    </style:style>
    <style:style style:name="P42" style:family="paragraph" style:parent-style-name="Standard" style:list-style-name="L7">
      <style:text-properties fo:font-size="14pt" style:text-underline-style="none" fo:font-weight="bold" officeooo:rsid="00217d3e" officeooo:paragraph-rsid="00217d3e" style:font-size-asian="14pt" style:font-weight-asian="bold" style:font-size-complex="14pt" style:font-weight-complex="bold"/>
    </style:style>
    <style:style style:name="P43" style:family="paragraph" style:parent-style-name="Standard" style:list-style-name="L8">
      <style:text-properties fo:font-size="14pt" style:text-underline-style="none" fo:font-weight="bold" officeooo:rsid="00282457" officeooo:paragraph-rsid="00282457" style:font-size-asian="14pt" style:font-weight-asian="bold" style:font-size-complex="14pt" style:font-weight-complex="bold"/>
    </style:style>
    <style:style style:name="P44" style:family="paragraph" style:parent-style-name="Standard" style:list-style-name="L8">
      <style:text-properties fo:font-size="14pt" style:text-underline-style="none" fo:font-weight="bold" officeooo:rsid="00282457" officeooo:paragraph-rsid="003d6964" style:font-size-asian="14pt" style:font-weight-asian="bold" style:font-size-complex="14pt" style:font-weight-complex="bold"/>
    </style:style>
    <style:style style:name="P45" style:family="paragraph" style:parent-style-name="Standard" style:list-style-name="L9">
      <style:text-properties fo:font-size="14pt" style:text-underline-style="none" fo:font-weight="bold" officeooo:rsid="0029e432" officeooo:paragraph-rsid="0029e432" style:font-size-asian="14pt" style:font-weight-asian="bold" style:font-size-complex="14pt" style:font-weight-complex="bold"/>
    </style:style>
    <style:style style:name="P46" style:family="paragraph" style:parent-style-name="Standard" style:list-style-name="L10">
      <style:text-properties fo:font-size="14pt" style:text-underline-style="none" fo:font-weight="bold" officeooo:rsid="002c83f5" officeooo:paragraph-rsid="002c83f5" style:font-size-asian="14pt" style:font-weight-asian="bold" style:font-size-complex="14pt" style:font-weight-complex="bold"/>
    </style:style>
    <style:style style:name="P47" style:family="paragraph" style:parent-style-name="Standard" style:list-style-name="L12">
      <style:text-properties fo:font-size="14pt" style:text-underline-style="none" fo:font-weight="bold" officeooo:rsid="002c83f5" officeooo:paragraph-rsid="002c83f5" style:font-size-asian="14pt" style:font-weight-asian="bold" style:font-size-complex="14pt" style:font-weight-complex="bold"/>
    </style:style>
    <style:style style:name="P48" style:family="paragraph" style:parent-style-name="Standard" style:list-style-name="L11">
      <style:text-properties fo:font-size="14pt" style:text-underline-style="none" fo:font-weight="bold" officeooo:rsid="0030191d" officeooo:paragraph-rsid="0030191d" style:font-size-asian="14pt" style:font-weight-asian="bold" style:font-size-complex="14pt" style:font-weight-complex="bold"/>
    </style:style>
    <style:style style:name="P49" style:family="paragraph" style:parent-style-name="Standard" style:list-style-name="L12">
      <style:text-properties fo:font-size="14pt" style:text-underline-style="none" fo:font-weight="bold" officeooo:rsid="002db191" officeooo:paragraph-rsid="002db191" style:font-size-asian="14pt" style:font-weight-asian="bold" style:font-size-complex="14pt" style:font-weight-complex="bold"/>
    </style:style>
    <style:style style:name="P50" style:family="paragraph" style:parent-style-name="Standard" style:list-style-name="L12">
      <style:text-properties fo:font-size="14pt" style:text-underline-style="none" fo:font-weight="bold" officeooo:rsid="00307731" officeooo:paragraph-rsid="00307731" style:font-size-asian="14pt" style:font-weight-asian="bold" style:font-size-complex="14pt" style:font-weight-complex="bold"/>
    </style:style>
    <style:style style:name="P51" style:family="paragraph" style:parent-style-name="Standard" style:list-style-name="L13">
      <style:text-properties fo:font-size="14pt" style:text-underline-style="none" fo:font-weight="bold" officeooo:rsid="00425a4b" officeooo:paragraph-rsid="00425a4b" style:font-size-asian="14pt" style:font-weight-asian="bold" style:font-size-complex="14pt" style:font-weight-complex="bold"/>
    </style:style>
    <style:style style:name="P52" style:family="paragraph" style:parent-style-name="Standard">
      <style:text-properties fo:font-size="14pt" style:text-underline-style="none" fo:font-weight="bold" officeooo:rsid="00425a4b" officeooo:paragraph-rsid="00425a4b" style:font-size-asian="14pt" style:font-weight-asian="bold" style:font-size-complex="14pt" style:font-weight-complex="bold"/>
    </style:style>
    <style:style style:name="P53" style:family="paragraph" style:parent-style-name="Standard" style:list-style-name="L14">
      <style:text-properties fo:font-size="14pt" style:text-underline-style="none" fo:font-weight="bold" officeooo:rsid="00425a4b" officeooo:paragraph-rsid="00425a4b" style:font-size-asian="14pt" style:font-weight-asian="bold" style:font-size-complex="14pt" style:font-weight-complex="bold"/>
    </style:style>
    <style:style style:name="P54" style:family="paragraph" style:parent-style-name="Standard" style:list-style-name="L15">
      <style:text-properties fo:font-size="14pt" style:text-underline-style="none" fo:font-weight="bold" officeooo:rsid="00425a4b" officeooo:paragraph-rsid="00425a4b" style:font-size-asian="14pt" style:font-weight-asian="bold" style:font-size-complex="14pt" style:font-weight-complex="bold"/>
    </style:style>
    <style:style style:name="P55" style:family="paragraph" style:parent-style-name="Standard" style:list-style-name="L16">
      <style:text-properties fo:font-size="14pt" style:text-underline-style="none" fo:font-weight="bold" officeooo:rsid="00425a4b" officeooo:paragraph-rsid="00425a4b" style:font-size-asian="14pt" style:font-weight-asian="bold" style:font-size-complex="14pt" style:font-weight-complex="bold"/>
    </style:style>
    <style:style style:name="P56" style:family="paragraph" style:parent-style-name="Standard" style:list-style-name="L16">
      <style:text-properties fo:font-size="14pt" style:text-underline-style="none" fo:font-weight="bold" officeooo:rsid="00425a4b" officeooo:paragraph-rsid="0047a81c" style:font-size-asian="14pt" style:font-weight-asian="bold" style:font-size-complex="14pt" style:font-weight-complex="bold"/>
    </style:style>
    <style:style style:name="P57" style:family="paragraph" style:parent-style-name="Standard" style:list-style-name="L13">
      <style:text-properties fo:font-size="14pt" style:text-underline-style="none" fo:font-weight="bold" officeooo:rsid="0042d6af" officeooo:paragraph-rsid="0042d6af" style:font-size-asian="14pt" style:font-weight-asian="bold" style:font-size-complex="14pt" style:font-weight-complex="bold"/>
    </style:style>
    <style:style style:name="P58" style:family="paragraph" style:parent-style-name="Standard" style:list-style-name="L13">
      <style:text-properties fo:font-size="14pt" style:text-underline-style="none" fo:font-weight="bold" officeooo:rsid="004473f5" officeooo:paragraph-rsid="004473f5" style:font-size-asian="14pt" style:font-weight-asian="bold" style:font-size-complex="14pt" style:font-weight-complex="bold"/>
    </style:style>
    <style:style style:name="P59" style:family="paragraph" style:parent-style-name="Standard" style:list-style-name="L16">
      <style:text-properties fo:font-size="14pt" style:text-underline-style="none" fo:font-weight="bold" officeooo:rsid="0047a81c" officeooo:paragraph-rsid="0047a81c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4pt" style:text-underline-style="none" fo:font-weight="bold" officeooo:rsid="0047a81c" officeooo:paragraph-rsid="0047a81c" style:font-size-asian="14pt" style:font-weight-asian="bold" style:font-size-complex="14pt" style:font-weight-complex="bold"/>
    </style:style>
    <style:style style:name="P61" style:family="paragraph" style:parent-style-name="Standard" style:list-style-name="L17">
      <style:text-properties fo:font-size="14pt" style:text-underline-style="none" fo:font-weight="bold" officeooo:rsid="0048b5cc" officeooo:paragraph-rsid="0048b5cc" style:font-size-asian="14pt" style:font-weight-asian="bold" style:font-size-complex="14pt" style:font-weight-complex="bold"/>
    </style:style>
    <style:style style:name="P62" style:family="paragraph" style:parent-style-name="Standard">
      <style:text-properties fo:font-size="14pt" style:text-underline-style="none" fo:font-weight="bold" officeooo:rsid="0048b5cc" officeooo:paragraph-rsid="0048b5cc" style:font-size-asian="14pt" style:font-weight-asian="bold" style:font-size-complex="14pt" style:font-weight-complex="bold"/>
    </style:style>
    <style:style style:name="P63" style:family="paragraph" style:parent-style-name="Standard" style:list-style-name="L8">
      <style:text-properties fo:font-size="14pt" style:text-underline-style="none" fo:font-weight="bold" officeooo:rsid="004bd3d9" officeooo:paragraph-rsid="004bd3d9" style:font-size-asian="14pt" style:font-weight-asian="bold" style:font-size-complex="14pt" style:font-weight-complex="bold"/>
    </style:style>
    <style:style style:name="P64" style:family="paragraph" style:parent-style-name="Standard" style:list-style-name="L12">
      <style:text-properties fo:font-size="14pt" fo:font-style="normal" style:text-underline-style="none" fo:font-weight="bold" officeooo:rsid="00307731" officeooo:paragraph-rsid="00307731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 style:list-style-name="L5">
      <style:text-properties fo:color="#ce181e" fo:font-size="14pt" style:text-underline-style="none" fo:font-weight="bold" officeooo:rsid="001e402b" officeooo:paragraph-rsid="001fb078" style:font-size-asian="14pt" style:font-weight-asian="bold" style:font-size-complex="14pt" style:font-weight-complex="bold"/>
    </style:style>
    <style:style style:name="P66" style:family="paragraph" style:parent-style-name="Standard" style:list-style-name="L7">
      <style:text-properties style:text-underline-style="none" officeooo:rsid="00217d3e" officeooo:paragraph-rsid="00217d3e"/>
    </style:style>
    <style:style style:name="P67" style:family="paragraph" style:parent-style-name="Standard" style:list-style-name="L7">
      <style:text-properties style:text-underline-style="none" officeooo:rsid="0028218c" officeooo:paragraph-rsid="0028218c"/>
    </style:style>
    <style:style style:name="P68" style:family="paragraph" style:parent-style-name="Standard" style:list-style-name="L17">
      <style:text-properties officeooo:rsid="0048b5cc" officeooo:paragraph-rsid="0048b5cc"/>
    </style:style>
    <style:style style:name="T1" style:family="text">
      <style:text-properties officeooo:rsid="001adfa9"/>
    </style:style>
    <style:style style:name="T2" style:family="text">
      <style:text-properties officeooo:rsid="001c9874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36e79" style:font-size-asian="14pt" style:font-weight-asian="bold" style:font-size-complex="14pt" style:font-weight-complex="bold"/>
    </style:style>
    <style:style style:name="T5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font-size="14pt" style:text-underline-style="none" fo:font-weight="bold" officeooo:rsid="001e402b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4ab1c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bold" fo:background-color="#fff200" loext:char-shading-value="0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bold" officeooo:rsid="0020b2cc" fo:background-color="#fff200" loext:char-shading-value="0" style:font-size-asian="14pt" style:font-weight-asian="bold" style:font-size-complex="14pt" style:font-weight-complex="bold"/>
    </style:style>
    <style:style style:name="T10" style:family="text">
      <style:text-properties officeooo:rsid="0028218c"/>
    </style:style>
    <style:style style:name="T11" style:family="text">
      <style:text-properties fo:background-color="#fff200" loext:char-shading-value="0"/>
    </style:style>
    <style:style style:name="T12" style:family="text">
      <style:text-properties officeooo:rsid="001adfa9" fo:background-color="#fff200" loext:char-shading-value="0"/>
    </style:style>
    <style:style style:name="T13" style:family="text">
      <style:text-properties officeooo:rsid="001c9874" fo:background-color="#fff200" loext:char-shading-value="0"/>
    </style:style>
    <style:style style:name="T14" style:family="text">
      <style:text-properties officeooo:rsid="0028218c" fo:background-color="#fff200" loext:char-shading-value="0"/>
    </style:style>
    <style:style style:name="T15" style:family="text">
      <style:text-properties officeooo:rsid="002aabfa" fo:background-color="#fff200" loext:char-shading-value="0"/>
    </style:style>
    <style:style style:name="T16" style:family="text">
      <style:text-properties officeooo:rsid="002db191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officeooo:rsid="00376714"/>
    </style:style>
    <style:style style:name="T19" style:family="text">
      <style:text-properties officeooo:rsid="003a46c8"/>
    </style:style>
    <style:style style:name="T20" style:family="text">
      <style:text-properties officeooo:rsid="003ef758"/>
    </style:style>
    <style:style style:name="T21" style:family="text">
      <style:text-properties officeooo:rsid="00425a4b"/>
    </style:style>
    <style:style style:name="T22" style:family="text">
      <style:text-properties officeooo:rsid="004473f5"/>
    </style:style>
    <style:style style:name="T23" style:family="text">
      <style:text-properties officeooo:rsid="0046024c"/>
    </style:style>
    <style:style style:name="T24" style:family="text">
      <style:text-properties officeooo:rsid="0047a8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ing with practical <text:s/>linux , some basic commands for the first day</text:p>
      <text:p text:style-name="P1"/>
      <text:list xml:id="list3164821142" text:style-name="L1">
        <text:list-item>
          <text:p text:style-name="P33">first keep in mind linux knows only file it does not know anything </text:p>
        </text:list-item>
        <text:list-item>
          <text:p text:style-name="P34">everything is kept as a file ,we will talk about different kinds of files later</text:p>
        </text:list-item>
        <text:list-item>
          <text:p text:style-name="P35">file structure inside root user directory</text:p>
        </text:list-item>
      </text:list>
      <text:p text:style-name="P1"/>
      <text:p text:style-name="P1">commands</text:p>
      <text:p text:style-name="P1">1. open terminal :<text:tab/><text:tab/><text:span text:style-name="T11">cntrl+alt+t</text:span></text:p>
      <text:p text:style-name="P4">1.2. open new tab in same terminal: <text:tab/><text:span text:style-name="T11">cntrl+shift+t</text:span></text:p>
      <text:p text:style-name="P4">1.3. close terminal:<text:span text:style-name="T11"> cntrl+d</text:span></text:p>
      <text:p text:style-name="P1"/>
      <text:p text:style-name="P1">linux is fast <text:s/>since it has less GUI(graphical user interface) and more CLI(command line interface) it does not need to to load GUI components</text:p>
      <text:p text:style-name="P1">terminal is a command line interface. First lets learn how to create directories(equivalent to folders in windows) and files</text:p>
      <text:p text:style-name="P1"/>
      <text:p text:style-name="P1">2.to know present working directory:<text:tab/><text:span text:style-name="T11">pwd</text:span></text:p>
      <text:p text:style-name="P1"/>
      <text:p text:style-name="P1">3.to change directory:<text:tab/><text:tab/><text:span text:style-name="T11">cd path/filename</text:span></text:p>
      <text:p text:style-name="P1"/>
      <text:p text:style-name="P3">4.to come one step back in directory:<text:tab/><text:span text:style-name="T11">cd ..</text:span></text:p>
      <text:p text:style-name="P2"/>
      <text:p text:style-name="P1"><text:span text:style-name="T1">5</text:span>.to <text:s/>make a directory:<text:tab/><text:tab/><text:span text:style-name="T11"> mkdir </text:span><text:span text:style-name="T15">dir</text:span><text:span text:style-name="T11">name</text:span></text:p>
      <text:p text:style-name="P1"/>
      <text:p text:style-name="P1"><text:span text:style-name="T1">6</text:span>.to make a file : <text:tab/><text:tab/><text:span text:style-name="T11">touch filename.extension</text:span></text:p>
      <text:p text:style-name="P1"/>
      <text:p text:style-name="P1"><text:span text:style-name="T1">7</text:span>.to delete directory : <text:tab/><text:tab/><text:span text:style-name="T11">rmdir directoryname/path</text:span></text:p>
      <text:p text:style-name="P1"/>
      <text:p text:style-name="P1"><text:span text:style-name="T1">8</text:span>.to delete file :<text:tab/><text:tab/><text:span text:style-name="T12">rm pathname/filename</text:span></text:p>
      <text:p text:style-name="P1"/>
      <text:p text:style-name="P3">9.to delete directories including files and subdirectories:<text:tab/><text:span text:style-name="T11">rm -r directorypath</text:span></text:p>
      <text:p text:style-name="P3"/>
      <text:p text:style-name="P3">10.to go to <text:span text:style-name="T2">previous state of directory :<text:tab/></text:span><text:span text:style-name="T13">cd -</text:span></text:p>
      <text:p text:style-name="P3"/>
      <text:p text:style-name="P3"/>
      <text:list xml:id="list992947523" text:style-name="L2">
        <text:list-item>
          <text:p text:style-name="P36">practice this for the first day and just do one more, thing make sure you have an internet connection.</text:p>
        </text:list-item>
      </text:list>
      <text:p text:style-name="P5"/>
      <text:p text:style-name="P5">11. to install tree : <text:tab/><text:span text:style-name="T11">sudo apt install tree</text:span></text:p>
      <text:p text:style-name="P5"/>
      <text:list xml:id="list384741854" text:style-name="L3">
        <text:list-item>
          <text:p text:style-name="P37">now anywhere inside your own made directory write command </text:p>
        </text:list-item>
      </text:list>
      <text:p text:style-name="P5"/>
      <text:p text:style-name="P5">12. to see the tree structurue: <text:tab/><text:span text:style-name="T11">tree</text:span></text:p>
      <text:p text:style-name="P5"/>
      <text:p text:style-name="P6">13.to clear terminal : <text:s/><text:span text:style-name="T11"><text:tab/>clear</text:span></text:p>
      <text:p text:style-name="P6"/>
      <text:p text:style-name="P6">14.to <text:s/><text:span text:style-name="T10">reset terminal :</text:span><text:span text:style-name="T14"> reset</text:span></text:p>
      <text:p text:style-name="P28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7">day 2</text:p>
      <text:p text:style-name="P7"/>
      <text:list xml:id="list994388257" text:style-name="L4">
        <text:list-item>
          <text:p text:style-name="P38">introduction to editors </text:p>
          <text:p text:style-name="P38">1. gedit</text:p>
        </text:list-item>
        <text:list-item>
          <text:p text:style-name="P38">introduction of vim</text:p>
        </text:list-item>
        <text:list-item>
          <text:p text:style-name="P38">installing vim : <text:tab/><text:tab/><text:span text:style-name="T11">sudo apt install vim</text:span></text:p>
        </text:list-item>
        <text:list-item>
          <text:p text:style-name="P38">some important commands</text:p>
        </text:list-item>
      </text:list>
      <text:p text:style-name="P12"/>
      <text:p text:style-name="P12">1. to open any file in vim : <text:tab/><text:span text:style-name="T11">vim filenameincurrentdirectory</text:span></text:p>
      <text:p text:style-name="P12"/>
      <text:p text:style-name="P14">2. to insert any data : <text:s text:c="3"/>i</text:p>
      <text:p text:style-name="P14"/>
      <text:list xml:id="list2895164379" text:style-name="L5">
        <text:list-item>
          <text:p text:style-name="P39">there are three modes in vim editor</text:p>
        </text:list-item>
        <text:list-item>
          <text:p text:style-name="P65">edit mode , command mode , <text:s/>extended mode</text:p>
        </text:list-item>
        <text:list-item>
          <text:p text:style-name="P40">edit mode : <text:s text:c="2"/><text:tab/><text:span text:style-name="T11">i</text:span></text:p>
        </text:list-item>
        <text:list-item>
          <text:p text:style-name="P40">command mode: <text:tab/><text:tab/><text:span text:style-name="T11">Esc</text:span></text:p>
        </text:list-item>
        <text:list-item>
          <text:p text:style-name="P40">extended mode: <text:s/><text:tab/><text:tab/><text:span text:style-name="T11">Esc+Shift+:</text:span></text:p>
        </text:list-item>
        <text:list-item>
          <text:p text:style-name="P39">once any data is written in the file</text:p>
        </text:list-item>
      </text:list>
      <text:p text:style-name="P14"/>
      <text:p text:style-name="P14">3. to get out of the edit mode: <text:s/><text:span text:style-name="T11">Esc</text:span></text:p>
      <text:p text:style-name="P14"/>
      <text:p text:style-name="P14">4. to save the file : <text:s text:c="3"/><text:tab/><text:span text:style-name="T11">shiftkey+ : +w <text:s text:c="2"/></text:span><text:s text:c="2"/>(that is u need to type colons ‘ <text:s/>: <text:s/>’)</text:p>
      <text:p text:style-name="P14"/>
      <text:p text:style-name="P14">5.to quit vim <text:s/>:<text:tab/><text:tab/><text:span text:style-name="T11">shift + :+q</text:span></text:p>
      <text:p text:style-name="P14"/>
      <text:p text:style-name="P14">6.to save forcefully :<text:tab/><text:span text:style-name="T11">shift+ : +w!</text:span></text:p>
      <text:p text:style-name="P14"/>
      <text:p text:style-name="P14">7. to quit forcefully : <text:s/><text:tab/><text:span text:style-name="T11">shift+:+q!</text:span></text:p>
      <text:p text:style-name="P14"/>
      <text:p text:style-name="P27"><text:span text:style-name="T5">8.to save and quit : </text:span><text:span text:style-name="T8"><text:s/>shift+ : </text:span><text:span text:style-name="T9">+ </text:span><text:span text:style-name="T8">w + q</text:span></text:p>
      <text:p text:style-name="P15"/>
      <text:p text:style-name="P16">9.to forcefully save and quit : <text:s/><text:span text:style-name="T11">shift+;key+w+q+!</text:span></text:p>
      <text:p text:style-name="P16"/>
      <text:p text:style-name="P16"/>
      <text:list xml:id="list2288669490" text:style-name="L6">
        <text:list-item>
          <text:p text:style-name="P41">inside edit mode</text:p>
        </text:list-item>
      </text:list>
      <text:p text:style-name="P16"/>
      <text:p text:style-name="P16">10. to go to top of the file: <text:tab/><text:span text:style-name="T11">gg</text:span></text:p>
      <text:p text:style-name="P16"/>
      <text:p text:style-name="P16">11.to go to the bottom of page : <text:tab/><text:span text:style-name="T11">G</text:span></text:p>
      <text:p text:style-name="P16"/>
      <text:p text:style-name="P16">12.to copy a line :<text:tab/><text:tab/><text:span text:style-name="T11">yy</text:span></text:p>
      <text:p text:style-name="P16"/>
      <text:p text:style-name="P16">13.to paste the line : <text:s/><text:span text:style-name="T11"><text:tab/>p</text:span></text:p>
      <text:p text:style-name="P16"><text:soft-page-break/></text:p>
      <text:p text:style-name="P16">14.to delete a line : <text:tab/><text:span text:style-name="T11">dd</text:span></text:p>
      <text:p text:style-name="P16"/>
      <text:p text:style-name="P27"><text:span text:style-name="T5">15.to undo changes</text:span><text:span text:style-name="T6">: <text:s text:c="2"/><text:tab/></text:span><text:span text:style-name="T8">u</text:span></text:p>
      <text:p text:style-name="P29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8">DAY3</text:p>
      <text:p text:style-name="P17"/>
      <text:list xml:id="list3768351331" text:style-name="L7">
        <text:list-item>
          <text:p text:style-name="P42">ways in which applicatoins are installed in </text:p>
          <text:p text:style-name="P42">1. debian</text:p>
          <text:p text:style-name="P42">2.redhat</text:p>
        </text:list-item>
        <text:list-item>
          <text:p text:style-name="P42">complete file structure </text:p>
        </text:list-item>
        <text:list-item>
          <text:p text:style-name="P42">paths</text:p>
          <text:p text:style-name="P42">1. absolute path </text:p>
          <text:p text:style-name="P42">2. re<text:span text:style-name="T18">la</text:span>tive path</text:p>
        </text:list-item>
        <text:list-item>
          <text:p text:style-name="P66"><text:span text:style-name="T3">how to </text:span><text:span text:style-name="T4">use absolute and relative path with our basic commands</text:span></text:p>
        </text:list-item>
        <text:list-item>
          <text:p text:style-name="P67"><text:span text:style-name="T4">c</text:span><text:span text:style-name="T3">opy and move commands</text:span></text:p>
        </text:list-item>
      </text:list>
      <text:p text:style-name="P3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9">DAY4</text:p>
      <text:p text:style-name="P18"/>
      <text:list xml:id="list1896964387" text:style-name="L8">
        <text:list-item>
          <text:p text:style-name="P43">use of options while writing commands</text:p>
        </text:list-item>
        <text:list-item>
          <text:p text:style-name="P43">use of help and man</text:p>
        </text:list-item>
        <text:list-item>
          <text:p text:style-name="P43">cat command </text:p>
        </text:list-item>
        <text:list-item>
          <text:p text:style-name="P44">concept of <text:span text:style-name="T19">i</text:span>node and how to see <text:span text:style-name="T19">i</text:span>node number</text:p>
        </text:list-item>
        <text:list-item>
          <text:p text:style-name="P63">inode contains the meta data of any file or directory</text:p>
        </text:list-item>
        <text:list-item>
          <text:p text:style-name="P43">links </text:p>
        </text:list-item>
      </text:list>
      <text:p text:style-name="P18"><text:s text:c="3"/><text:tab/><text:tab/>1. hardlink</text:p>
      <text:p text:style-name="P18"><text:tab/><text:tab/>2. softlink/symbolic link</text:p>
      <text:list xml:id="list1486382343" text:style-name="L9">
        <text:list-item>
          <text:p text:style-name="P45">concept of i/o </text:p>
        </text:list-item>
        <text:list-item>
          <text:p text:style-name="P45">concept of i/o for errors</text:p>
        </text:list-item>
      </text:list>
      <text:p text:style-name="P3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>DAY5</text:p>
      <text:p text:style-name="P10"/>
      <text:list xml:id="list3035741824" text:style-name="L10">
        <text:list-item>
          <text:p text:style-name="P46">Filter concept </text:p>
          <text:p text:style-name="P46"><text:s/><text:tab/>1. head </text:p>
        </text:list-item>
      </text:list>
      <text:p text:style-name="P20"><text:tab/><text:tab/>2.tail</text:p>
      <text:list xml:id="list751426506" text:style-name="L11">
        <text:list-item>
          <text:p text:style-name="P48">concept of pipe – gives the last output as input for the next step</text:p>
        </text:list-item>
      </text:list>
      <text:p text:style-name="P20"/>
      <text:list xml:id="list4202276680" text:style-name="L12">
        <text:list-item>
          <text:p text:style-name="P47">Users in linux </text:p>
          <text:list>
            <text:list-header>
              <text:p text:style-name="P47">1.Root user/<text:span text:style-name="T20">Sudo user/ super user</text:span></text:p>
              <text:p text:style-name="P47">2.local user/normal user </text:p>
              <text:p text:style-name="P47">3.system user</text:p>
            </text:list-header>
          </text:list>
        </text:list-item>
      </text:list>
      <text:p text:style-name="P20"/>
      <text:p text:style-name="P21">when we create a new user 3 things are created </text:p>
      <text:p text:style-name="P21"><text:tab/>1.user</text:p>
      <text:p text:style-name="P21"><text:tab/>2.group</text:p>
      <text:p text:style-name="P21"><text:tab/>3.home directory</text:p>
      <text:p text:style-name="P21"/>
      <text:p text:style-name="P21"/>
      <text:list xml:id="list111257669105043" text:continue-numbering="true" text:style-name="L12">
        <text:list-item>
          <text:p text:style-name="P47"><text:s/>to make <text:span text:style-name="T16">add new user :<text:tab/>adduser username </text:span></text:p>
        </text:list-item>
        <text:list-item>
          <text:p text:style-name="P49">how to switch a user : <text:s text:c="3"/><text:tab/>su <text:s/>username</text:p>
        </text:list-item>
        <text:list-item>
          <text:p text:style-name="P49">to give privilege to normal user: <text:s/>sudo adduser username sudo</text:p>
        </text:list-item>
        <text:list-item>
          <text:p text:style-name="P49"><text:soft-page-break/>to remove a user : sudo userdel – f username<text:tab/></text:p>
        </text:list-item>
        <text:list-item>
          <text:p text:style-name="P50">to see all the users goto dir - <text:s/>cat <text:span text:style-name="T17">etc/passwd</text:span></text:p>
        </text:list-item>
        <text:list-item>
          <text:p text:style-name="P64">to change a users password : <text:tab/>passwd username</text:p>
        </text:list-item>
      </text:list>
      <text:p text:style-name="P21"/>
      <text:p text:style-name="P21"/>
      <text:p text:style-name="P21"/>
      <text:p text:style-name="P32"/>
      <text:p text:style-name="P21"/>
      <text:p text:style-name="P11">DAY6</text:p>
      <text:p text:style-name="P22"/>
      <text:list xml:id="list3848897581" text:style-name="L13">
        <text:list-item>
          <text:p text:style-name="P51">permisions </text:p>
        </text:list-item>
        <text:list-item>
          <text:p text:style-name="P57">type of files in linux </text:p>
          <text:list>
            <text:list-item>
              <text:list>
                <text:list-header>
                  <text:p text:style-name="P57">1.<text:tab/><text:span text:style-name="T22">d <text:s/>= directory </text:span></text:p>
                  <text:p text:style-name="P58">2.<text:tab/>- <text:s text:c="2"/>= regular file</text:p>
                  <text:p text:style-name="P58">3.<text:tab/>s <text:s text:c="2"/>=socket file</text:p>
                  <text:p text:style-name="P58">4.<text:tab/>p <text:s/>= pipe</text:p>
                  <text:p text:style-name="P58">5.<text:tab/>l <text:s text:c="2"/>= link file</text:p>
                </text:list-header>
              </text:list>
            </text:list-item>
          </text:list>
        </text:list-item>
      </text:list>
      <text:p text:style-name="P23"><text:s text:c="2"/><text:tab/><text:tab/></text:p>
      <text:list xml:id="list3663306693" text:style-name="L14">
        <text:list-item>
          <text:p text:style-name="P53"><text:s/>r <text:s/>= read</text:p>
        </text:list-item>
        <text:list-item>
          <text:p text:style-name="P53">w =write</text:p>
        </text:list-item>
        <text:list-item>
          <text:p text:style-name="P53">x = execute</text:p>
        </text:list-item>
        <text:list-item>
          <text:p text:style-name="P53">- =no permission</text:p>
          <text:p text:style-name="P53"><text:tab/><text:tab/></text:p>
        </text:list-item>
      </text:list>
      <text:list xml:id="list2396268131" text:style-name="L15">
        <text:list-item>
          <text:p text:style-name="P54">ways to give permission</text:p>
          <text:p text:style-name="P54"><text:s text:c="2"/>1.sybolic way : chmod <text:s/>ugo=wrx file/directory</text:p>
          <text:p text:style-name="P54"><text:s text:c="2"/>2.numeric way </text:p>
        </text:list-item>
      </text:list>
      <text:p text:style-name="P23"><text:s text:c="22"/>a. <text:s text:c="4"/>r = 4</text:p>
      <text:p text:style-name="P23"><text:s text:c="22"/>b. <text:s text:c="4"/>w=2</text:p>
      <text:p text:style-name="P18"><text:s/><text:tab/><text:tab/> <text:s/><text:span text:style-name="T21">c. <text:s text:c="4"/>x= 1</text:span></text:p>
      <text:p text:style-name="P12"><text:tab/><text:tab/> <text:s/><text:span text:style-name="T21">d. <text:s text:c="3"/>-= 0</text:span></text:p>
      <text:p text:style-name="P12"><text:s text:c="14"/>: <text:span text:style-name="T21">chmod 777 file/directory</text:span></text:p>
      <text:p text:style-name="P12"/>
      <text:list xml:id="list4080587414" text:style-name="L16">
        <text:list-item>
          <text:p text:style-name="P55">ownership : which user and group owns that file </text:p>
          <text:p text:style-name="P55">to change the ownership :<text:span text:style-name="T23">) </text:span><text:s/><text:span text:style-name="T11">chown username:groupname filename/dir</text:span></text:p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  <text:p text:style-name="P55"/>
        </text:list-item>
      </text:list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list xml:id="list111259486451966" text:continue-numbering="true" text:style-name="L16">
        <text:list-item>
          <text:p text:style-name="P55">process <text:s/>: <text:span text:style-name="T24">there are several process running on our system to see them</text:span></text:p>
          <text:p text:style-name="P55"><text:s text:c="2"/></text:p>
          <text:p text:style-name="P56"><text:s text:c="3"/><text:span text:style-name="T24">to show the process:</text:span><text:tab/><text:span text:style-name="T24">ps</text:span></text:p>
          <text:p text:style-name="P59"><text:s text:c="4"/></text:p>
          <text:p text:style-name="P59">to show all processes: ps -e <text:s text:c="10"/>(old way) <text:s/></text:p>
        </text:list-item>
      </text:list>
      <text:p text:style-name="P13"><text:tab/><text:span text:style-name="T24">to show all processes: ps -a <text:s text:c="10"/>(new way)</text:span></text:p>
      <text:p text:style-name="P13"/>
      <text:p text:style-name="P13"><text:s text:c="6"/><text:span text:style-name="T24">to show in bsd(barclays software distribution) or long format</text:span></text:p>
      <text:p text:style-name="P24">1. <text:tab/>ps -aux</text:p>
      <text:p text:style-name="P24">2.<text:tab/>ps -ef</text:p>
      <text:p text:style-name="P24"/>
      <text:p text:style-name="P24"/>
      <text:p text:style-name="P25"><text:tab/></text:p>
      <text:p text:style-name="P25"/>
      <text:list xml:id="list443015493" text:style-name="L17">
        <text:list-item>
          <text:p text:style-name="P61">to see a process of specific group : <text:tab/> ps -G groupname</text:p>
        </text:list-item>
        <text:list-item>
          <text:p text:style-name="P61">to see long list aof process of specific group : <text:tab/>ps -fG groupname</text:p>
        </text:list-item>
        <text:list-item>
          <text:p text:style-name="P61">to see the child processes<text:tab/><text:tab/>: <text:tab/>ps -e –forest</text:p>
        </text:list-item>
        <text:list-item>
          <text:p text:style-name="P61">to see what process is doing what : <text:s/><text:tab/>top</text:p>
        </text:list-item>
        <text:list-item>
          <text:p text:style-name="P61">to see memory utilisation : <text:tab/>free -m <text:s/>(in mb) <text:s/>/ free -g <text:s text:c="2"/>(in gb)</text:p>
        </text:list-item>
      </text:list>
      <text:p text:style-name="P26"/>
      <text:p text:style-name="P26"/>
      <text:list xml:id="list111259409063242" text:continue-numbering="true" text:style-name="L17">
        <text:list-item>
          <text:p text:style-name="P68"><text:span text:style-name="T5">SIGNAL flags (SIGKILL -</text:span><text:span text:style-name="T7">9</text:span><text:span text:style-name="T5"> ,SIGTERM)</text:span></text:p>
        </text:list-item>
        <text:list-item>
          <text:p text:style-name="P61">to kill a proces using sigkill and without it</text:p>
        </text:list-item>
      </text:list>
      <text:p text:style-name="P2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22:42:41.878389102</meta:creation-date>
    <dc:date>2018-06-11T11:12:57.352781761</dc:date>
    <meta:editing-duration>PT3H6M12S</meta:editing-duration>
    <meta:editing-cycles>16</meta:editing-cycles>
    <meta:generator>LibreOffice/6.0.3.2$Linux_X86_64 LibreOffice_project/00m0$Build-2</meta:generator>
    <meta:document-statistic meta:table-count="0" meta:image-count="0" meta:object-count="0" meta:page-count="6" meta:paragraph-count="145" meta:word-count="878" meta:character-count="4485" meta:non-whitespace-character-count="3561"/>
  </office:meta>
</office:document-meta>
</file>